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50000011F56CB90D1086F02DF.png" manifest:media-type="image/png"/>
  <manifest:file-entry manifest:full-path="Pictures/10000000000001DA0000019910ACE3765A087B73.jpg" manifest:media-type="image/jpeg"/>
  <manifest:file-entry manifest:full-path="Pictures/100000000000039E00000156CE3DD48C24390B10.png" manifest:media-type="image/png"/>
  <manifest:file-entry manifest:full-path="Pictures/10000000000001DA000001DA7CA01FB38A2E15ED.jpg" manifest:media-type="image/jpeg"/>
  <manifest:file-entry manifest:full-path="Pictures/10000201000005DC000001176F5F2E44E73EC00E.png" manifest:media-type="image/png"/>
  <manifest:file-entry manifest:full-path="Pictures/10000000000000DC0000011DDAB6E493516A8A50.png" manifest:media-type="image/png"/>
  <manifest:file-entry manifest:full-path="Pictures/10000000000001DA0000014A8C9605A029EC6058.jpg" manifest:media-type="image/jpeg"/>
  <manifest:file-entry manifest:full-path="Pictures/10000000000001DA00000128B896364C5E7DB0D2.jpg" manifest:media-type="image/jpeg"/>
  <manifest:file-entry manifest:full-path="Pictures/100000000000020D000001028F43067C0E4228E7.jpg" manifest:media-type="image/jpeg"/>
  <manifest:file-entry manifest:full-path="Pictures/10000000000001DA000000F82BA2366C02CB8DCA.jpg" manifest:media-type="image/jpeg"/>
  <manifest:file-entry manifest:full-path="Pictures/100000000000067D00000199C4FCAB84714956DB.png" manifest:media-type="image/png"/>
  <manifest:file-entry manifest:full-path="Pictures/10000000000003E8000000F6ED73B22B555294AE.png" manifest:media-type="image/png"/>
  <manifest:file-entry manifest:full-path="Pictures/10000000000001DA0000009FF92ED59C1149CA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.972cm" fo:min-width="19.185cm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11.88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7.053cm" fo:min-width="19.18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6.1cm" fo:min-width="5.21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6.1cm" fo:min-width="5.16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.1cm" fo:min-width="4.897cm"/>
      <style:paragraph-properties style:writing-mode="lr-tb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628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972cm" fo:min-width="19.185cm"/>
    </style:style>
    <style:style style:name="gr11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1.654cm" fo:min-width="19.185cm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1.972cm" fo:min-width="0.467cm"/>
      <style:paragraph-properties style:writing-mode="lr-tb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1.972cm" fo:min-width="1.405cm"/>
      <style:paragraph-properties style:writing-mode="lr-tb"/>
    </style:style>
    <style:style style:name="gr15" style:family="graphic" style:parent-style-name="standard">
      <style:graphic-properties draw:marker-start="Arrowheads_20_5" draw:marker-start-width="0.3cm" draw:textarea-vertical-align="middle"/>
    </style:style>
    <style:style style:name="gr16" style:family="graphic" style:parent-style-name="standard">
      <style:graphic-properties draw:marker-start="Arrowheads_20_6" draw:marker-start-width="0.3cm" draw:textarea-vertical-align="middle"/>
    </style:style>
    <style:style style:name="gr17" style:family="graphic" style:parent-style-name="standard">
      <style:graphic-properties draw:marker-start="Arrowheads_20_7" draw:marker-start-width="0.3cm" draw:textarea-vertical-align="middle"/>
    </style:style>
    <style:style style:name="gr18" style:family="graphic" style:parent-style-name="standard">
      <style:graphic-properties draw:marker-start="Arrowheads_20_8" draw:marker-start-width="0.3cm" draw:textarea-vertical-align="middle"/>
    </style:style>
    <style:style style:name="gr19" style:family="graphic" style:parent-style-name="standard">
      <style:graphic-properties draw:marker-start="Arrowheads_20_10" draw:marker-start-width="0.3cm" draw:textarea-vertical-align="middl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1.337cm" fo:min-width="11.317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marker-end="Arrowheads_20_11" draw:marker-end-width="0.3cm" draw:fill="none" draw:textarea-vertical-align="middle"/>
    </style:style>
    <style:style style:name="gr25" style:family="graphic" style:parent-style-name="standard">
      <style:graphic-properties draw:fill="solid" draw:fill-color="#eeeeee" draw:textarea-horizontal-align="justify" draw:textarea-vertical-align="middle" draw:auto-grow-height="false" fo:min-height="1.337cm" fo:min-width="4.263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1pt" style:font-size-asian="18pt" style:font-size-complex="18pt"/>
    </style:style>
    <style:style style:name="P7" style:family="paragraph">
      <loext:graphic-properties draw:fill="solid" draw:fill-color="#eeeeee"/>
      <style:paragraph-properties fo:text-align="center" style:writing-mode="lr-tb"/>
      <style:text-properties fo:font-size="11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dddddd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3pt" style:font-size-asian="18pt" style:font-size-complex="18pt"/>
    </style:style>
    <style:style style:name="P11" style:family="paragraph">
      <loext:graphic-properties draw:fill="solid" draw:fill-color="#dddddd"/>
      <style:paragraph-properties fo:text-align="center" style:writing-mode="lr-tb"/>
      <style:text-properties fo:font-size="13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fo:font-size="14pt" style:font-size-asian="18pt" style:font-size-complex="18pt"/>
    </style:style>
    <style:style style:name="P15" style:family="paragraph">
      <loext:graphic-properties draw:fill="solid" draw:fill-color="#eeeeee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685cm" svg:height="2.222cm" svg:x="6.397cm" svg:y="4.3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1cm" svg:y="4.98cm">
          <draw:text-box>
            <text:p>Service Gateway</text:p>
          </draw:text-box>
        </draw:frame>
        <draw:custom-shape draw:style-name="gr3" draw:text-style-name="P4" draw:layer="layout" svg:width="12.382cm" svg:height="1.27cm" svg:x="9.89cm" svg:y="4.662cm">
          <text:p text:style-name="P3">Gateway Servic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26cm" svg:height="1.202cm" svg:x="11.795cm" svg:y="4.73cm">
          <draw:image xlink:href="Pictures/10000000000000F50000011F56CB90D1086F02DF.png" xlink:type="simple" xlink:show="embed" xlink:actuate="onLoad" draw:mime-type="image/png">
            <text:p/>
          </draw:image>
        </draw:frame>
        <draw:frame draw:style-name="gr2" draw:text-style-name="P2" draw:layer="layout" svg:width="5.397cm" svg:height="1.27cm" svg:x="1cm" svg:y="10.807cm">
          <draw:text-box>
            <text:p>Micro-services</text:p>
          </draw:text-box>
        </draw:frame>
        <draw:custom-shape draw:style-name="gr5" draw:text-style-name="P1" draw:layer="layout" svg:width="19.685cm" svg:height="7.303cm" svg:x="6.397cm" svg:y="10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15cm" svg:height="6.35cm" svg:x="7.35cm" svg:y="10.49cm">
          <text:p text:style-name="P3">Board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67cm" svg:height="6.35cm" svg:x="13.748cm" svg:y="10.49cm">
          <text:p text:style-name="P3">User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397cm" svg:height="6.35cm" svg:x="20.05cm" svg:y="10.49cm">
          <text:p text:style-name="P3">Identity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85cm" svg:height="2.222cm" svg:x="6.397cm" svg:y="1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1.635cm">
          <text:p text:style-name="P3">Web SPA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122cm" svg:height="0.968cm" svg:x="11.83cm" svg:y="1.837cm">
          <draw:image xlink:href="Pictures/10000000000001DA0000019910ACE3765A087B73.jpg" xlink:type="simple" xlink:show="embed" xlink:actuate="onLoad" draw:mime-type="image/jpeg">
            <text:p/>
          </draw:image>
        </draw:frame>
        <draw:custom-shape draw:style-name="gr9" draw:text-style-name="P7" draw:layer="layout" svg:width="4.128cm" svg:height="0.953cm" svg:x="8.167cm" svg:y="11.242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2.412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3.582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8.167cm" svg:y="14.735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1.141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2.311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3.481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4.365cm" svg:y="14.634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1.141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2.311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3.481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762cm" svg:y="14.634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1cm" svg:y="18.745cm">
          <draw:text-box>
            <text:p>Infrastructure</text:p>
          </draw:text-box>
        </draw:frame>
        <draw:custom-shape draw:style-name="gr10" draw:text-style-name="P8" draw:layer="layout" svg:width="19.685cm" svg:height="2.222cm" svg:x="6.397cm" svg:y="18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4.662cm">
          <text:p text:style-name="P3">Gateway Servic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26cm" svg:height="1.202cm" svg:x="11.795cm" svg:y="4.73cm">
          <draw:image xlink:href="Pictures/10000000000000F50000011F56CB90D1086F02DF.png" xlink:type="simple" xlink:show="embed" xlink:actuate="onLoad" draw:mime-type="image/png">
            <text:p/>
          </draw:image>
        </draw:frame>
        <draw:frame draw:style-name="gr4" draw:text-style-name="P5" draw:layer="layout" svg:width="1.387cm" svg:height="0.512cm" svg:x="7.55cm" svg:y="16.01cm">
          <draw:image xlink:href="Pictures/100000000000039E00000156CE3DD48C24390B10.png" xlink:type="simple" xlink:show="embed" xlink:actuate="onLoad" draw:mime-type="image/png">
            <text:p/>
          </draw:image>
        </draw:frame>
        <draw:frame draw:style-name="gr4" draw:text-style-name="P5" draw:layer="layout" svg:width="0.804cm" svg:height="0.804cm" svg:x="14.017cm" svg:y="15.887cm">
          <draw:image xlink:href="Pictures/10000000000001DA000001DA7CA01FB38A2E15ED.jpg" xlink:type="simple" xlink:show="embed" xlink:actuate="onLoad" draw:mime-type="image/jpeg">
            <text:p/>
          </draw:image>
        </draw:frame>
        <draw:frame draw:style-name="gr4" draw:text-style-name="P5" draw:layer="layout" svg:width="1.44cm" svg:height="1.002cm" svg:x="20.197cm" svg:y="15.838cm">
          <draw:image xlink:href="Pictures/10000000000001DA0000014A8C9605A029EC6058.jpg" xlink:type="simple" xlink:show="embed" xlink:actuate="onLoad" draw:mime-type="image/jpeg">
            <text:p/>
          </draw:image>
        </draw:frame>
        <draw:frame draw:style-name="gr11" draw:text-style-name="P2" draw:layer="layout" svg:width="9.207cm" svg:height="1.749cm" svg:x="1cm" svg:y="7.506cm">
          <draw:text-box>
            <text:p>Service R/D</text:p>
          </draw:text-box>
        </draw:frame>
        <draw:custom-shape draw:style-name="gr12" draw:text-style-name="P1" draw:layer="layout" svg:width="19.685cm" svg:height="1.904cm" svg:x="6.397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7.549cm">
          <text:p text:style-name="P3">Service Register&amp;Discovery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736cm" svg:height="0.953cm" svg:x="11.16cm" svg:y="7.667cm">
          <draw:image xlink:href="Pictures/10000000000000DC0000011DDAB6E493516A8A50.png" xlink:type="simple" xlink:show="embed" xlink:actuate="onLoad" draw:mime-type="image/png">
            <text:p/>
          </draw:image>
        </draw:frame>
        <draw:custom-shape draw:style-name="gr13" draw:text-style-name="P9" draw:layer="layout" svg:width="0.967cm" svg:height="2.222cm" svg:x="6.383cm" svg:y="18.13cm">
          <text:p text:style-name="P3">D</text:p>
          <text:p text:style-name="P3">B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79cm" svg:height="1.905cm" svg:x="7.598cm" svg:y="18.145cm">
          <draw:image xlink:href="Pictures/100000000000020D000001028F43067C0E4228E7.jpg" xlink:type="simple" xlink:show="embed" xlink:actuate="onLoad" draw:mime-type="image/jpeg">
            <text:p/>
          </draw:image>
        </draw:frame>
        <draw:custom-shape draw:style-name="gr14" draw:text-style-name="P9" draw:layer="layout" svg:width="1.905cm" svg:height="2.222cm" svg:x="10.83cm" svg:y="18.12cm">
          <text:p text:style-name="P3">Cach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6cm" svg:height="1.598cm" svg:x="13.065cm" svg:y="18.452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15.681cm" svg:y="18.12cm">
          <text:p text:style-name="P10"><text:span text:style-name="T2">Contain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14cm" svg:height="1.211cm" svg:x="17.736cm" svg:y="18.521cm">
          <draw:image xlink:href="Pictures/10000000000001DA000000F82BA2366C02CB8DCA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20.691cm" svg:y="18.12cm">
          <text:p text:style-name="P10"><text:span text:style-name="T2">Messag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45cm" svg:height="0.529cm" svg:x="22.802cm" svg:y="18.78cm">
          <draw:image xlink:href="Pictures/10000201000005DC000001176F5F2E44E73EC00E.png" xlink:type="simple" xlink:show="embed" xlink:actuate="onLoad" draw:mime-type="image/png">
            <text:p/>
          </draw:image>
        </draw:frame>
        <draw:line draw:style-name="gr15" draw:text-style-name="P12" draw:layer="layout" svg:x1="15.606cm" svg:y1="10.175cm" svg:x2="15.605cm" svg:y2="9.255cm">
          <text:p/>
        </draw:line>
        <draw:line draw:style-name="gr16" draw:text-style-name="P12" draw:layer="layout" svg:x1="20.051cm" svg:y1="10.175cm" svg:x2="15.605cm" svg:y2="9.255cm">
          <text:p/>
        </draw:line>
        <draw:line draw:style-name="gr17" draw:text-style-name="P12" draw:layer="layout" svg:x1="10.525cm" svg:y1="10.207cm" svg:x2="15.605cm" svg:y2="9.255cm">
          <text:p/>
        </draw:line>
        <draw:line draw:style-name="gr18" draw:text-style-name="P12" draw:layer="layout" svg:x1="15.922cm" svg:y1="4.175cm" svg:x2="15.922cm" svg:y2="3.54cm">
          <text:p/>
        </draw:line>
        <draw:line draw:style-name="gr19" draw:text-style-name="P12" draw:layer="layout" svg:x1="15.922cm" svg:y1="7.35cm" svg:x2="15.922cm" svg:y2="6.715cm">
          <text:p/>
        </draw:line>
        <draw:frame draw:style-name="gr2" draw:text-style-name="P2" draw:layer="layout" svg:width="5.397cm" svg:height="1.27cm" svg:x="0.683cm" svg:y="0cm">
          <draw:text-box>
            <text:p>V1</text:p>
          </draw:text-box>
        </draw:frame>
      </draw:page>
      <draw:page draw:name="page2" draw:style-name="dp1" draw:master-page-name="Default">
        <draw:frame draw:style-name="gr2" draw:text-style-name="P2" draw:layer="layout" svg:width="5.397cm" svg:height="1.27cm" svg:x="10.632cm" svg:y="4.175cm">
          <draw:text-box>
            <text:p>Service Gateway</text:p>
          </draw:text-box>
        </draw:frame>
        <draw:custom-shape draw:style-name="gr5" draw:text-style-name="P1" xml:id="id2" draw:id="id2" draw:layer="layout" svg:width="19.685cm" svg:height="7.303cm" svg:x="5.832cm" svg:y="6.9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15cm" svg:height="6.35cm" svg:x="6.785cm" svg:y="7.697cm">
          <text:p text:style-name="P3">Board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67cm" svg:height="6.35cm" svg:x="13.183cm" svg:y="7.697cm">
          <text:p text:style-name="P3">User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397cm" svg:height="6.35cm" svg:x="19.485cm" svg:y="7.697cm">
          <text:p text:style-name="P3">Identity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2.225cm" svg:height="1.92cm" svg:x="6.077cm" svg:y="1.635cm">
          <draw:image xlink:href="Pictures/10000000000001DA0000019910ACE3765A087B73.jpg" xlink:type="simple" xlink:show="embed" xlink:actuate="onLoad" draw:mime-type="image/jpeg">
            <text:p text:style-name="P12"/>
            <text:p text:style-name="P12"/>
            <text:p text:style-name="P12"/>
          </draw:image>
        </draw:frame>
        <draw:custom-shape draw:style-name="gr9" draw:text-style-name="P7" draw:layer="layout" svg:width="4.128cm" svg:height="0.953cm" svg:x="7.602cm" svg:y="8.449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7.602cm" svg:y="9.619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7.602cm" svg:y="10.789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7.602cm" svg:y="11.942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8.348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9.518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10.688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13.8cm" svg:y="11.841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8.348cm">
          <text:p text:style-name="P6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9.518cm">
          <text:p text:style-name="P6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10.688cm">
          <text:p text:style-name="P6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128cm" svg:height="0.953cm" svg:x="20.197cm" svg:y="11.841cm">
          <text:p text:style-name="P6"><text:span text:style-name="T1">Infrastructur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0.983cm" svg:y="18.345cm">
          <draw:text-box>
            <text:p>Infrastructure</text:p>
          </draw:text-box>
        </draw:frame>
        <draw:custom-shape draw:style-name="gr10" draw:text-style-name="P8" draw:layer="layout" svg:width="19.685cm" svg:height="2.222cm" svg:x="5.832cm" svg:y="17.675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2.168cm" svg:height="2.54cm" svg:x="12.002cm" svg:y="1.317cm">
          <draw:image xlink:href="Pictures/10000000000000F50000011F56CB90D1086F02DF.png" xlink:type="simple" xlink:show="embed" xlink:actuate="onLoad" draw:mime-type="image/png">
            <text:p text:style-name="P12"/>
            <text:p text:style-name="P12"/>
            <text:p text:style-name="P12"/>
            <text:p text:style-name="P12"/>
            <text:p text:style-name="P12"/>
          </draw:image>
        </draw:frame>
        <draw:frame draw:style-name="gr4" draw:text-style-name="P5" draw:layer="layout" svg:width="1.387cm" svg:height="0.512cm" svg:x="6.985cm" svg:y="13.217cm">
          <draw:image xlink:href="Pictures/100000000000039E00000156CE3DD48C24390B10.png" xlink:type="simple" xlink:show="embed" xlink:actuate="onLoad" draw:mime-type="image/png">
            <text:p/>
          </draw:image>
        </draw:frame>
        <draw:frame draw:style-name="gr4" draw:text-style-name="P5" draw:layer="layout" svg:width="0.804cm" svg:height="0.804cm" svg:x="13.452cm" svg:y="13.094cm">
          <draw:image xlink:href="Pictures/10000000000001DA000001DA7CA01FB38A2E15ED.jpg" xlink:type="simple" xlink:show="embed" xlink:actuate="onLoad" draw:mime-type="image/jpeg">
            <text:p/>
          </draw:image>
        </draw:frame>
        <draw:frame draw:style-name="gr4" draw:text-style-name="P5" draw:layer="layout" svg:width="1.44cm" svg:height="1.002cm" svg:x="19.632cm" svg:y="13.045cm">
          <draw:image xlink:href="Pictures/10000000000001DA0000014A8C9605A029EC6058.jpg" xlink:type="simple" xlink:show="embed" xlink:actuate="onLoad" draw:mime-type="image/jpeg">
            <text:p/>
          </draw:image>
        </draw:frame>
        <draw:custom-shape draw:style-name="gr13" draw:text-style-name="P9" draw:layer="layout" svg:width="0.967cm" svg:height="2.222cm" svg:x="5.818cm" svg:y="17.695cm">
          <text:p text:style-name="P3">D</text:p>
          <text:p text:style-name="P3">B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79cm" svg:height="1.905cm" svg:x="6.833cm" svg:y="17.71cm">
          <draw:image xlink:href="Pictures/100000000000020D000001028F43067C0E4228E7.jpg" xlink:type="simple" xlink:show="embed" xlink:actuate="onLoad" draw:mime-type="image/jpeg">
            <text:p/>
          </draw:image>
        </draw:frame>
        <draw:custom-shape draw:style-name="gr14" draw:text-style-name="P9" draw:layer="layout" svg:width="1.905cm" svg:height="2.222cm" svg:x="10.265cm" svg:y="17.685cm">
          <text:p text:style-name="P3">Cache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6cm" svg:height="1.598cm" svg:x="12.4cm" svg:y="18.017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15.116cm" svg:y="17.685cm">
          <text:p text:style-name="P10"><text:span text:style-name="T2">Contain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14cm" svg:height="1.211cm" svg:x="17.171cm" svg:y="18.086cm">
          <draw:image xlink:href="Pictures/10000000000001DA000000F82BA2366C02CB8DCA.jpg" xlink:type="simple" xlink:show="embed" xlink:actuate="onLoad" draw:mime-type="image/jpeg">
            <text:p/>
          </draw:image>
        </draw:frame>
        <draw:custom-shape draw:style-name="gr14" draw:text-style-name="P11" draw:layer="layout" svg:width="1.905cm" svg:height="2.222cm" svg:x="20.126cm" svg:y="17.685cm">
          <text:p text:style-name="P10"><text:span text:style-name="T2">Search</text:span>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11.985cm" svg:y1="2.587cm" svg:x2="8.175cm" svg:y2="2.587cm">
          <text:p/>
        </draw:line>
        <draw:frame draw:style-name="gr2" draw:text-style-name="P2" draw:layer="layout" svg:width="5.397cm" svg:height="1.27cm" svg:x="5.217cm" svg:y="4.175cm">
          <draw:text-box>
            <text:p>Web App(Vue)</text:p>
          </draw:text-box>
        </draw:frame>
        <draw:frame draw:style-name="gr4" draw:text-style-name="P5" draw:layer="layout" svg:width="2.216cm" svg:height="2.87cm" svg:x="19.104cm" svg:y="1.305cm">
          <draw:image xlink:href="Pictures/10000000000000DC0000011DDAB6E493516A8A50.png" xlink:type="simple" xlink:show="embed" xlink:actuate="onLoad" draw:mime-type="image/png">
            <text:p/>
          </draw:image>
        </draw:frame>
        <draw:frame draw:style-name="gr21" draw:text-style-name="P13" xml:id="id1" draw:id="id1" draw:layer="layout" svg:width="8.355cm" svg:height="0.963cm" svg:x="16.282cm" svg:y="4.175cm">
          <draw:text-box>
            <text:p>Service Register&amp;Discovery</text:p>
          </draw:text-box>
        </draw:frame>
        <draw:line draw:style-name="gr19" draw:text-style-name="P12" draw:layer="layout" svg:x1="19.287cm" svg:y1="2.587cm" svg:x2="14.842cm" svg:y2="2.587cm">
          <text:p/>
        </draw:line>
        <draw:custom-shape draw:style-name="gr22" draw:text-style-name="P1" draw:layer="layout" svg:width="11.817cm" svg:height="1.587cm" svg:x="13.7cm" svg:y="15.535cm">
          <text:p text:style-name="P12">Event Bus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845cm" svg:height="0.529cm" svg:x="22.037cm" svg:y="15.558cm">
          <draw:image xlink:href="Pictures/10000201000005DC000001176F5F2E44E73EC00E.png" xlink:type="simple" xlink:show="embed" xlink:actuate="onLoad" draw:mime-type="image/png">
            <text:p/>
          </draw:image>
        </draw:frame>
        <draw:frame draw:style-name="gr4" draw:text-style-name="P5" draw:layer="layout" svg:width="1.518cm" svg:height="0.794cm" svg:x="10.981cm" svg:y="13.106cm">
          <draw:image xlink:href="Pictures/10000000000001DA000000F82BA2366C02CB8DCA.jpg" xlink:type="simple" xlink:show="embed" xlink:actuate="onLoad" draw:mime-type="image/jpeg">
            <text:p/>
          </draw:image>
        </draw:frame>
        <draw:frame draw:style-name="gr2" draw:text-style-name="P2" draw:layer="layout" svg:width="5.397cm" svg:height="1.27cm" svg:x="1cm" svg:y="9.09cm">
          <draw:text-box>
            <text:p>Micro-services</text:p>
          </draw:text-box>
        </draw:frame>
        <draw:frame draw:style-name="gr23" draw:text-style-name="P12" draw:layer="layout" svg:width="2.995cm" svg:height="0.738cm" svg:x="22.242cm" svg:y="18.31cm">
          <draw:image xlink:href="Pictures/100000000000067D00000199C4FCAB84714956DB.png" xlink:type="simple" xlink:show="embed" xlink:actuate="onLoad" draw:mime-type="image/png">
            <text:p/>
          </draw:image>
        </draw:frame>
        <draw:line draw:style-name="gr17" draw:text-style-name="P12" draw:layer="layout" svg:x1="13.7cm" svg:y1="16.44cm" svg:x2="10.525cm" svg:y2="16.44cm">
          <text:p/>
        </draw:line>
        <draw:line draw:style-name="gr17" draw:text-style-name="P12" draw:layer="layout" svg:x1="19.345cm" svg:y1="14.27cm" svg:x2="19.345cm" svg:y2="15.54cm">
          <text:p/>
        </draw:line>
        <draw:frame draw:style-name="gr23" draw:text-style-name="P12" draw:layer="layout" svg:width="1.948cm" svg:height="0.479cm" svg:x="11.082cm" svg:y="15.726cm">
          <draw:image xlink:href="Pictures/10000000000003E8000000F6ED73B22B555294AE.png" xlink:type="simple" xlink:show="embed" xlink:actuate="onLoad" draw:mime-type="image/png">
            <text:p/>
          </draw:image>
        </draw:frame>
        <draw:frame draw:style-name="gr23" draw:text-style-name="P12" draw:layer="layout" svg:width="1.905cm" svg:height="0.639cm" svg:x="1.635cm" svg:y="2.27cm">
          <draw:image xlink:href="Pictures/10000000000001DA0000009FF92ED59C1149CAB7.png" xlink:type="simple" xlink:show="embed" xlink:actuate="onLoad" draw:mime-type="image/png">
            <text:p/>
          </draw:image>
        </draw:frame>
        <draw:connector draw:style-name="gr24" draw:text-style-name="P5" draw:layer="layout" svg:x1="20.459cm" svg:y1="5.138cm" svg:x2="15.674cm" svg:y2="6.979cm" draw:start-shape="id1" draw:start-glue-point="2" draw:end-shape="id2" draw:end-glue-point="0" svg:d="M20459 5138v920h-4785v921" svg:viewBox="0 0 4786 1842">
          <text:p/>
        </draw:connector>
        <draw:line draw:style-name="gr19" draw:text-style-name="P12" draw:layer="layout" svg:x1="6.08cm" svg:y1="2.587cm" svg:x2="3.857cm" svg:y2="2.587cm">
          <text:p/>
        </draw:line>
        <draw:frame draw:style-name="gr2" draw:text-style-name="P2" draw:layer="layout" svg:width="5.397cm" svg:height="1.27cm" svg:x="0.684cm" svg:y="0cm">
          <draw:text-box>
            <text:p>V2</text:p>
          </draw:text-box>
        </draw:frame>
        <draw:custom-shape draw:style-name="gr25" draw:text-style-name="P15" draw:layer="layout" svg:width="4.763cm" svg:height="1.587cm" svg:x="5.762cm" svg:y="15.505cm">
          <text:p text:style-name="P14"><text:span text:style-name="T3">Integration Events</text:span></text:p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8.42cm" svg:y1="15.505cm" svg:x2="8.42cm" svg:y2="14.33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9T20:42:36.483000000</meta:creation-date>
    <dc:date>2022-08-26T13:07:20.211000000</dc:date>
    <meta:editing-duration>PT1H6M29S</meta:editing-duration>
    <meta:editing-cycles>21</meta:editing-cycles>
    <meta:generator>LibreOffice/7.1.2.2$Windows_X86_64 LibreOffice_project/8a45595d069ef5570103caea1b71cc9d82b2aae4</meta:generator>
    <meta:document-statistic meta:object-count="99"/>
  </office:meta>
</office:document-meta>
</file>